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508cm" fo:margin-right="0.529cm" fo:line-height="200%" fo:text-indent="0cm" style:auto-text-indent="false"/>
    </style:style>
    <style:style style:name="P2" style:family="paragraph" style:parent-style-name="Standard">
      <style:paragraph-properties fo:margin-left="0.508cm" fo:margin-right="0.529cm" fo:line-height="200%" fo:text-align="justify" style:justify-single-word="false" fo:text-indent="0cm" style:auto-text-indent="false"/>
      <style:text-properties fo:font-size="14pt" officeooo:rsid="0006aef2" style:font-size-asian="12.25pt" style:font-size-complex="14pt"/>
    </style:style>
    <style:style style:name="P3" style:family="paragraph" style:parent-style-name="Standard">
      <style:paragraph-properties fo:margin-left="0.508cm" fo:margin-right="0.529cm" fo:line-height="200%" fo:text-align="justify" style:justify-single-word="false" fo:text-indent="0cm" style:auto-text-indent="false"/>
      <style:text-properties fo:font-size="14pt" officeooo:rsid="0006aef2" officeooo:paragraph-rsid="000a12d4" style:font-size-asian="12.25pt" style:font-size-complex="14pt"/>
    </style:style>
    <style:style style:name="P4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6aef2" style:font-size-asian="12.25pt" style:font-size-complex="14pt"/>
    </style:style>
    <style:style style:name="P5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11f581" officeooo:paragraph-rsid="0011f581" style:font-size-asian="12.25pt" style:font-size-complex="14pt"/>
    </style:style>
    <style:style style:name="P6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11f581" officeooo:paragraph-rsid="000a12d4" style:font-size-asian="12.25pt" style:font-size-complex="14pt"/>
    </style:style>
    <style:style style:name="P7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13e7a6" officeooo:paragraph-rsid="0013e7a6" style:font-size-asian="12.25pt" style:font-size-complex="14pt"/>
    </style:style>
    <style:style style:name="P8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officeooo:rsid="0013e7a6" officeooo:paragraph-rsid="0013e7a6" style:font-size-asian="12.25pt" style:font-size-complex="14pt"/>
    </style:style>
    <style:style style:name="P9" style:family="paragraph" style:parent-style-name="Standard">
      <style:paragraph-properties fo:margin-left="0.508cm" fo:margin-right="0.529cm" fo:line-height="200%" fo:text-align="justify" style:justify-single-word="false" fo:text-indent="0cm" style:auto-text-indent="false"/>
      <style:text-properties fo:font-size="14pt" officeooo:rsid="0013e7a6" style:font-size-asian="12.25pt" style:font-size-complex="14pt"/>
    </style:style>
    <style:style style:name="P10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officeooo:rsid="0016ee93" officeooo:paragraph-rsid="0016ee93" style:font-size-asian="14pt" style:font-size-complex="14pt"/>
    </style:style>
    <style:style style:name="P11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4pt" officeooo:rsid="0006aef2" style:font-size-asian="3.5pt" style:font-size-complex="4pt"/>
    </style:style>
    <style:style style:name="P12" style:family="paragraph" style:parent-style-name="Standard">
      <style:paragraph-properties fo:margin-left="0.508cm" fo:margin-right="0.529cm" fo:line-height="150%" fo:text-indent="0cm" style:auto-text-indent="false"/>
      <style:text-properties officeooo:rsid="0016ee93" officeooo:paragraph-rsid="0016ee93"/>
    </style:style>
    <style:style style:name="P13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officeooo:rsid="0016ee93" officeooo:paragraph-rsid="0016ee93"/>
    </style:style>
    <style:style style:name="P14" style:family="paragraph" style:parent-style-name="Standard" style:master-page-name="">
      <style:paragraph-properties fo:margin-left="0.508cm" fo:margin-right="0.529cm" fo:text-indent="0cm" style:auto-text-indent="false" style:page-number="auto"/>
    </style:style>
    <style:style style:name="P15" style:family="paragraph" style:parent-style-name="Standard">
      <style:paragraph-properties fo:margin-left="0.508cm" fo:margin-right="0.529cm" fo:line-height="100%" fo:text-align="justify" style:justify-single-word="false" fo:text-indent="0cm" style:auto-text-indent="false" fo:break-before="page"/>
      <style:text-properties fo:font-size="14pt" officeooo:rsid="0011f581" officeooo:paragraph-rsid="0011f581" style:font-size-asian="12.25pt" style:font-size-complex="14pt"/>
    </style:style>
    <style:style style:name="P16" style:family="paragraph">
      <style:paragraph-properties style:writing-mode="lr-tb"/>
    </style:style>
    <style:style style:name="P17" style:family="paragraph">
      <style:paragraph-properties fo:text-align="center" style:writing-mode="lr-tb"/>
      <style:text-properties fo:font-size="24pt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20" style:family="paragraph">
      <style:paragraph-properties fo:text-align="center">
        <style:tab-stops/>
      </style:paragraph-properties>
    </style:style>
    <style:style style:name="P21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22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P23" style:family="paragraph">
      <style:paragraph-properties fo:text-align="center"/>
      <style:text-properties fo:font-size="14pt" style:font-size-asian="14pt" style:font-size-complex="14pt"/>
    </style:style>
    <style:style style:name="P24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4pt" officeooo:rsid="000c2538" style:font-size-asian="12.25pt" style:font-size-complex="14pt"/>
    </style:style>
    <style:style style:name="T2" style:family="text">
      <style:text-properties officeooo:rsid="0009b8c2"/>
    </style:style>
    <style:style style:name="T3" style:family="text">
      <style:text-properties officeooo:rsid="000a12d4"/>
    </style:style>
    <style:style style:name="T4" style:family="text">
      <style:text-properties officeooo:rsid="000c2538"/>
    </style:style>
    <style:style style:name="T5" style:family="text">
      <style:text-properties officeooo:rsid="000d61d0"/>
    </style:style>
    <style:style style:name="T6" style:family="text">
      <style:text-properties officeooo:rsid="000def87"/>
    </style:style>
    <style:style style:name="T7" style:family="text">
      <style:text-properties officeooo:rsid="00102978"/>
    </style:style>
    <style:style style:name="T8" style:family="text">
      <style:text-properties officeooo:rsid="0013e7a6"/>
    </style:style>
    <style:style style:name="T9" style:family="text">
      <style:text-properties officeooo:rsid="001438f3"/>
    </style:style>
    <style:style style:name="T10" style:family="text">
      <style:text-properties officeooo:rsid="00196ece"/>
    </style:style>
    <style:style style:name="T11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12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13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3pt" style:font-size-asian="13pt" style:font-size-complex="13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5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-color="#ffffff" draw:textarea-horizontal-align="center" draw:textarea-vertical-align="middle" style:run-through="foreground"/>
    </style:style>
    <style:style style:name="gr7" style:family="graphic">
      <style:graphic-properties svg:stroke-color="#000000" draw:textarea-horizontal-align="center" draw:textarea-vertical-align="middle" style:run-through="foreground"/>
    </style:style>
    <style:style style:name="gr8" style:family="graphic">
      <style:graphic-properties svg:stroke-color="#000000" draw:marker-start="Arrow_20_concave" draw:marker-start-width="0.254cm" draw:textarea-horizontal-align="center" draw:textarea-vertical-align="middle" style:run-through="foreground"/>
    </style:style>
    <style:style style:name="gr9" style:family="graphic">
      <style:graphic-properties draw:stroke="none" draw:fill-color="#ffffff" draw:textarea-horizontal-align="center" draw:textarea-vertical-align="middl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6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17" svg:x1="3.109cm" svg:y1="27.567cm" svg:x2="3.111cm" svg:y2="29.046cm">
          <text:p/>
        </draw:line>
        <draw:line draw:style-name="gr2" draw:text-style-name="P17" svg:x1="2.122cm" svg:y1="27.556cm" svg:x2="20.383cm" svg:y2="27.556cm">
          <text:p/>
        </draw:line>
        <draw:line draw:style-name="gr2" draw:text-style-name="P17" svg:x1="4.108cm" svg:y1="27.567cm" svg:x2="4.11cm" svg:y2="29.046cm">
          <text:p/>
        </draw:line>
        <draw:line draw:style-name="gr2" draw:text-style-name="P17" svg:x1="6.607cm" svg:y1="27.567cm" svg:x2="6.609cm" svg:y2="29.046cm">
          <text:p/>
        </draw:line>
        <draw:line draw:style-name="gr2" draw:text-style-name="P17" svg:x1="8.105cm" svg:y1="27.581cm" svg:x2="8.107cm" svg:y2="29.046cm">
          <text:p/>
        </draw:line>
        <draw:line draw:style-name="gr2" draw:text-style-name="P17" svg:x1="9.107cm" svg:y1="27.567cm" svg:x2="9.109cm" svg:y2="29.032cm">
          <text:p/>
        </draw:line>
        <draw:line draw:style-name="gr2" draw:text-style-name="P17" svg:x1="19.401cm" svg:y1="27.567cm" svg:x2="19.405cm" svg:y2="29.046cm">
          <text:p/>
        </draw:line>
        <draw:line draw:style-name="gr3" draw:text-style-name="P17" svg:x1="2.122cm" svg:y1="28.053cm" svg:x2="9.091cm" svg:y2="28.055cm">
          <text:p/>
        </draw:line>
        <draw:line draw:style-name="gr2" draw:text-style-name="P17" svg:x1="2.122cm" svg:y1="28.558cm" svg:x2="9.091cm" svg:y2="28.558cm">
          <text:p/>
        </draw:line>
        <draw:line draw:style-name="gr3" draw:text-style-name="P17" svg:x1="19.412cm" svg:y1="28.06cm" svg:x2="20.39cm" svg:y2="28.06cm">
          <text:p/>
        </draw:line>
        <draw:frame draw:style-name="gr4" draw:text-style-name="P19" svg:width="0.913cm" svg:height="0.435cm" svg:x="2.159cm" svg:y="28.578cm">
          <draw:text-box>
            <text:p text:style-name="P18"><text:span text:style-name="T11">Изм.</text:span></text:p>
          </draw:text-box>
        </draw:frame>
        <draw:frame draw:style-name="gr4" draw:text-style-name="P19" svg:width="0.914cm" svg:height="0.435cm" svg:x="3.149cm" svg:y="28.578cm">
          <draw:text-box>
            <text:p text:style-name="P18"><text:span text:style-name="T11">Лист</text:span></text:p>
          </draw:text-box>
        </draw:frame>
        <draw:frame draw:style-name="gr4" draw:text-style-name="P19" svg:width="2.349cm" svg:height="0.435cm" svg:x="4.184cm" svg:y="28.578cm">
          <draw:text-box>
            <text:p text:style-name="P18"><text:span text:style-name="T11">№ </text:span><text:span text:style-name="T11">докум.</text:span></text:p>
          </draw:text-box>
        </draw:frame>
        <draw:frame draw:style-name="gr4" draw:text-style-name="P21" svg:width="1.405cm" svg:height="0.435cm" svg:x="6.664cm" svg:y="28.578cm">
          <draw:text-box>
            <text:p text:style-name="P20"><text:span text:style-name="T11">Подпись</text:span></text:p>
          </draw:text-box>
        </draw:frame>
        <draw:frame draw:style-name="gr4" draw:text-style-name="P19" svg:width="0.914cm" svg:height="0.435cm" svg:x="8.15cm" svg:y="28.578cm">
          <draw:text-box>
            <text:p text:style-name="P18"><text:span text:style-name="T11">Дата</text:span></text:p>
          </draw:text-box>
        </draw:frame>
        <draw:frame draw:style-name="gr4" draw:text-style-name="P19" svg:width="0.914cm" svg:height="0.436cm" svg:x="19.44cm" svg:y="27.606cm">
          <draw:text-box>
            <text:p text:style-name="P18"><text:span text:style-name="T11">Лист</text:span></text:p>
          </draw:text-box>
        </draw:frame>
        <draw:frame draw:style-name="gr4" draw:text-style-name="P19" svg:width="0.914cm" svg:height="0.599cm" svg:x="19.44cm" svg:y="28.257cm">
          <draw:text-box>
            <text:p text:style-name="P18"><text:span text:style-name="T12">22</text:span></text:p>
          </draw:text-box>
        </draw:frame>
        <draw:frame draw:style-name="gr4" draw:text-style-name="P22" svg:width="10.125cm" svg:height="0.682cm" svg:x="9.194cm" svg:y="27.954cm">
          <draw:text-box>
            <text:p text:style-name="P18"><text:span text:style-name="T13">КП-АПИ(Ф)НГТУ-210201.65-(АВР09-1)-08-14</text:span></text:p>
          </draw:text-box>
        </draw:frame>
      </draw:g>
      <draw:g text:anchor-type="page" text:anchor-page-number="2" draw:z-index="1" draw:style-name="gr1">
        <draw:custom-shape draw:style-name="gr2" draw:text-style-name="P16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17" svg:x1="3.109cm" svg:y1="27.567cm" svg:x2="3.111cm" svg:y2="29.046cm">
          <text:p/>
        </draw:line>
        <draw:line draw:style-name="gr2" draw:text-style-name="P17" svg:x1="2.122cm" svg:y1="27.556cm" svg:x2="20.383cm" svg:y2="27.556cm">
          <text:p/>
        </draw:line>
        <draw:line draw:style-name="gr2" draw:text-style-name="P17" svg:x1="4.108cm" svg:y1="27.567cm" svg:x2="4.11cm" svg:y2="29.046cm">
          <text:p/>
        </draw:line>
        <draw:line draw:style-name="gr2" draw:text-style-name="P17" svg:x1="6.607cm" svg:y1="27.567cm" svg:x2="6.609cm" svg:y2="29.046cm">
          <text:p/>
        </draw:line>
        <draw:line draw:style-name="gr2" draw:text-style-name="P17" svg:x1="8.105cm" svg:y1="27.581cm" svg:x2="8.107cm" svg:y2="29.046cm">
          <text:p/>
        </draw:line>
        <draw:line draw:style-name="gr2" draw:text-style-name="P17" svg:x1="9.107cm" svg:y1="27.567cm" svg:x2="9.109cm" svg:y2="29.032cm">
          <text:p/>
        </draw:line>
        <draw:line draw:style-name="gr2" draw:text-style-name="P17" svg:x1="19.401cm" svg:y1="27.567cm" svg:x2="19.405cm" svg:y2="29.046cm">
          <text:p/>
        </draw:line>
        <draw:line draw:style-name="gr3" draw:text-style-name="P17" svg:x1="2.122cm" svg:y1="28.053cm" svg:x2="9.091cm" svg:y2="28.055cm">
          <text:p/>
        </draw:line>
        <draw:line draw:style-name="gr2" draw:text-style-name="P17" svg:x1="2.122cm" svg:y1="28.558cm" svg:x2="9.091cm" svg:y2="28.558cm">
          <text:p/>
        </draw:line>
        <draw:line draw:style-name="gr3" draw:text-style-name="P17" svg:x1="19.412cm" svg:y1="28.06cm" svg:x2="20.39cm" svg:y2="28.06cm">
          <text:p/>
        </draw:line>
        <draw:frame draw:style-name="gr4" draw:text-style-name="P19" svg:width="0.913cm" svg:height="0.435cm" svg:x="2.159cm" svg:y="28.578cm">
          <draw:text-box>
            <text:p text:style-name="P18"><text:span text:style-name="T11">Изм.</text:span></text:p>
          </draw:text-box>
        </draw:frame>
        <draw:frame draw:style-name="gr4" draw:text-style-name="P19" svg:width="0.914cm" svg:height="0.435cm" svg:x="3.149cm" svg:y="28.578cm">
          <draw:text-box>
            <text:p text:style-name="P18"><text:span text:style-name="T11">Лист</text:span></text:p>
          </draw:text-box>
        </draw:frame>
        <draw:frame draw:style-name="gr4" draw:text-style-name="P19" svg:width="2.349cm" svg:height="0.435cm" svg:x="4.184cm" svg:y="28.578cm">
          <draw:text-box>
            <text:p text:style-name="P18"><text:span text:style-name="T11">№ </text:span><text:span text:style-name="T11">докум.</text:span></text:p>
          </draw:text-box>
        </draw:frame>
        <draw:frame draw:style-name="gr4" draw:text-style-name="P21" svg:width="1.405cm" svg:height="0.435cm" svg:x="6.664cm" svg:y="28.578cm">
          <draw:text-box>
            <text:p text:style-name="P20"><text:span text:style-name="T11">Подпись</text:span></text:p>
          </draw:text-box>
        </draw:frame>
        <draw:frame draw:style-name="gr4" draw:text-style-name="P19" svg:width="0.914cm" svg:height="0.435cm" svg:x="8.15cm" svg:y="28.578cm">
          <draw:text-box>
            <text:p text:style-name="P18"><text:span text:style-name="T11">Дата</text:span></text:p>
          </draw:text-box>
        </draw:frame>
        <draw:frame draw:style-name="gr4" draw:text-style-name="P19" svg:width="0.914cm" svg:height="0.436cm" svg:x="19.44cm" svg:y="27.606cm">
          <draw:text-box>
            <text:p text:style-name="P18"><text:span text:style-name="T11">Лист</text:span></text:p>
          </draw:text-box>
        </draw:frame>
        <draw:frame draw:style-name="gr4" draw:text-style-name="P19" svg:width="0.914cm" svg:height="0.599cm" svg:x="19.44cm" svg:y="28.257cm">
          <draw:text-box>
            <text:p text:style-name="P18"><text:span text:style-name="T12">23</text:span></text:p>
          </draw:text-box>
        </draw:frame>
        <draw:frame draw:style-name="gr4" draw:text-style-name="P22" svg:width="10.125cm" svg:height="0.682cm" svg:x="9.194cm" svg:y="27.954cm">
          <draw:text-box>
            <text:p text:style-name="P18"><text:span text:style-name="T13">КП-АПИ(Ф)НГТУ-210201.65-(АВР09-1)-08-14</text:span></text:p>
          </draw:text-box>
        </draw:frame>
      </draw:g>
      <text:p text:style-name="P14"/>
      <text:p text:style-name="P1"><text:tab/><text:span text:style-name="T2">8 </text:span><text:span text:style-name="T1">Руководство по проверке модуля вычислителя</text:span></text:p>
      <text:p text:style-name="P2"><text:tab/><text:span text:style-name="T4">8.1 Общие указания</text:span></text:p>
      <text:p text:style-name="P4"><text:tab/><text:span text:style-name="T5">В мелкосерийном производстве наиболее целесообразно использовать ручной контроль. При таком контроле более половины производственного времени затрачивается на ручное управление и регулировку контрольно-измерительной аппаратуры. Основными элементами операции контроля являются внешний осмотр и контроль выходных параметров с помощью ручного измерительного инструмента. Однако, данный контроль является наиболее трудоемким, и его результат во многом определяется квалификацией контролера.</text:span></text:p>
      <text:p text:style-name="P4"><text:tab/><text:span text:style-name="T6">Средства измерений и испытательное оборудование, необходимые для проверки изделия, должны быть стандартизированными и выбраны с учетом обеспечения требуемой точности измерения. Также они должны обеспечивать получение режимов проверки, иметь документацию, подтверждающую их характеристики (паспорт или формуляр), и подвергаться периодическим поверкам и аттестации согласно графику, действующему на предприятии. Запрещается применять средства измерений и испытаний, срок обязательных проверок которых истек.</text:span></text:p>
      <text:p text:style-name="P4"><text:tab/><text:span text:style-name="T7">При подготовке и проведении работ должно быть обеспечено соблюдение требований техники безопасности и эксплуатации для оборудования и персонала, участвующего в работе. Оборудование, используемое для проверки, должно быть заземлено.</text:span></text:p>
      <text:p text:style-name="P11"/>
      <text:p text:style-name="P3"><text:tab/><text:span text:style-name="T3">8.2 Подготовка модуля вычислителя к проверке</text:span><text:tab/></text:p>
      <text:p text:style-name="P6"><text:tab/>8.2.1 Провести визуальный осмотр платы на корректность выполнения электромонтажа согласно схеме электрической принципиальной АПИВ.408835.00<text:span text:style-name="T10">8</text:span> Э3, наличие замыканий, дефектов пайки.</text:p>
      <text:p text:style-name="P6"><text:tab/>8.2.2 Испытательное оборудование, необходимое при проверке изделия:</text:p>
      <text:p text:style-name="P5"><text:tab/><text:tab/>1) Технологический блок вычислительный ТВ-11.</text:p>
      <text:p text:style-name="P5"><text:tab/><text:tab/>2) Преобразователь интерфейсов RS-232/RS-485.</text:p>
      <text:p text:style-name="P5"><text:tab/><text:tab/>3) Программное обеспечение PRTV11.exe</text:p>
      <text:p text:style-name="P15"/>
      <text:p text:style-name="P9"><text:tab/>8.3 Проверка модуля вычислителя</text:p>
      <text:p text:style-name="P4"><text:tab/><text:span text:style-name="T8">8.3.1 Модуль вычислителя подключается к технологическому блоку вычислительному ТВ-11.</text:span></text:p>
      <text:p text:style-name="P7"><text:tab/>8.3.2 Проверку выполняют с помощью программы PRVT11.exe, разработанной программистами ОАО «АПЗ»</text:p>
      <text:p text:style-name="P7"><text:tab/>8.3.3 Модуль подключается согласно схеме, представленной на рисунке 1.</text:p>
      <text:p text:style-name="P7"><text:tab/>8.3.4 Длительность режима проверки устанавливается равной 100 секунд.</text:p>
      <text:p text:style-name="P7"><text:tab/>8.3.5 Режим проверки запускается кнопкой СТАРТ на ТВ-11 с очисткой накопленных данных. В течение установленной длительности режима проверки производят проверку правильности индицируемых параметров по индикатору блока ТВ-11. Если относительная погрешность вычисления параметров не превышает установленную погрешность в ± 0,05 %, то выполняют одно измерение.</text:p>
      <text:p text:style-name="P7"><text:tab/>8.3.6 <text:span text:style-name="T9">При получении сбоя измерение выполняется не менее трех раз. Если после первого сбоя относительная погрешность вычисления параметров превышает установленную хотя бы один раз, то изделие бракуется.</text:span></text:p>
      <text:p text:style-name="P7"><text:tab/>8.3.7 <text:span text:style-name="T9">Модуль вычислителя считается выдержавшим проверку, если относительная погрешность вычисления параметров не превышает ± 0,05 %</text:span></text:p>
      <text:p text:style-name="P7"><text:tab/><text:span text:style-name="T9">На основе проверки параметров составляется алгоритм проверки, который приведен в графической части курсового проекта.</text:span></text:p>
      <text:p text:style-name="P8"/>
      <text:p text:style-name="P8"/>
      <text:p text:style-name="P7"><draw:g text:anchor-type="paragraph" draw:z-index="2" draw:style-name="gr5"><draw:rect draw:style-name="gr6" draw:text-style-name="P23" svg:width="3.285cm" svg:height="1.479cm" svg:x="4.034cm" svg:y="0.467cm"><text:p text:style-name="P18"><text:span text:style-name="T14">Модуль </text:span></text:p><text:p text:style-name="P18"><text:span text:style-name="T14">вычислителя</text:span></text:p></draw:rect><draw:rect draw:style-name="gr6" draw:text-style-name="P23" svg:width="3.775cm" svg:height="1.479cm" svg:x="8.278cm" svg:y="0.467cm"><text:p text:style-name="P18"><text:span text:style-name="T14">Преобразователь </text:span></text:p><text:p text:style-name="P18"><text:span text:style-name="T14">интерфейсов</text:span></text:p></draw:rect><draw:rect draw:style-name="gr6" draw:text-style-name="P23" svg:width="4.874cm" svg:height="1.479cm" svg:x="12.746cm" svg:y="0.467cm"><text:p text:style-name="P18"><text:span text:style-name="T14">ПЭВМ с программой</text:span></text:p><text:p text:style-name="P18"><text:span text:style-name="T14">PRVT11.exe</text:span></text:p></draw:rect><draw:line draw:style-name="gr7" draw:text-style-name="P18" svg:x1="12.053cm" svg:y1="1.203cm" svg:x2="12.746cm" svg:y2="1.203cm"><text:p/></draw:line><draw:line draw:style-name="gr7" draw:text-style-name="P18" svg:x1="7.32cm" svg:y1="0.949cm" svg:x2="8.28cm" svg:y2="0.949cm"><text:p/></draw:line><draw:line draw:style-name="gr7" draw:text-style-name="P18" svg:x1="7.32cm" svg:y1="1.457cm" svg:x2="8.28cm" svg:y2="1.457cm"><text:p/></draw:line><draw:line draw:style-name="gr7" draw:text-style-name="P18" svg:x1="3.256cm" svg:y1="1.203cm" svg:x2="4.036cm" svg:y2="1.203cm"><text:p/></draw:line><draw:line draw:style-name="gr7" draw:text-style-name="P18" svg:x1="3.256cm" svg:y1="1.58cm" svg:x2="3.256cm" svg:y2="0.806cm"><text:p/></draw:line><draw:line draw:style-name="gr8" draw:text-style-name="P18" svg:x1="2.24cm" svg:y1="0.806cm" svg:x2="3.256cm" svg:y2="0.806cm"><text:p/></draw:line><draw:line draw:style-name="gr8" draw:text-style-name="P18" svg:x1="2.24cm" svg:y1="1.568cm" svg:x2="3.256cm" svg:y2="1.568cm"><text:p/></draw:line><draw:rect draw:style-name="gr9" draw:text-style-name="P24" svg:width="1.512cm" svg:height="0.983cm" svg:x="0.727cm" svg:y="0.587cm"><text:p text:style-name="P18"><text:span text:style-name="T15">220 В,</text:span></text:p><text:p text:style-name="P18"><text:span text:style-name="T15">Гц</text:span></text:p></draw:rect></draw:g></text:p>
      <text:p text:style-name="P12"/>
      <text:p text:style-name="P12"/>
      <text:p text:style-name="P13"/>
      <text:p text:style-name="P10">Рис.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_20_concave" draw:display-name="Arrow concave" svg:viewBox="0 0 1131 1580" svg:d="m1013 1491 118 89-567-1580-564 1580 114-85 136-68 148-46 161-17 161 13 153 46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05-25T15:44:13.594351738</dc:date>
    <meta:editing-duration>PT1H31M15S</meta:editing-duration>
    <meta:editing-cycles>26</meta:editing-cycles>
    <meta:generator>LibreOffice/4.1.4.2$Linux_X86_64 LibreOffice_project/410m0$Build-2</meta:generator>
    <meta:document-statistic meta:table-count="0" meta:image-count="0" meta:object-count="0" meta:page-count="2" meta:paragraph-count="21" meta:word-count="336" meta:character-count="2886" meta:non-whitespace-character-count="2547"/>
  </office:meta>
</office:document-meta>
</file>